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845a9" officeooo:paragraph-rsid="000845a9" style:font-size-asian="18pt" style:font-weight-asian="bold" style:font-size-complex="18pt" style:font-weight-complex="bold"/>
    </style:style>
    <style:style style:name="T1" style:family="text">
      <style:text-properties officeooo:rsid="00085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 – <text:span text:style-name="T1">Development Notes</text:span></text:p>
      <text:p text:style-name="Standard"/>
      <text:p text:style-name="Standard"/>
      <text:p text:style-name="Standard"/>
      <text:p text:style-name="Standard">curl -X POST http://localhost:8000/api/token/ -d '{"email":"test@example.com","password":"Test123!"}' -H "Content-Type: application/json"</text:p>
      <text:p text:style-name="Standard"/>
      <text:p text:style-name="Standard"><text:span text:style-name="Strong_20_Emphasis">Test JWT Authentication: Obtain a token:</text:span></text:p>
      <text:p text:style-name="Standard"><text:span text:style-name="Strong_20_Emphasis">bash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curl -X POST http://localhost:8000/api/token/ -d '{"email":"test@example.com","password":"Test123!"}' -H "Content-Type: application/json"</text:span></text:p>
      <text:p text:style-name="Standard"><text:span text:style-name="Strong_20_Emphasis">Use the access token to test a protected endpoint:</text:span></text:p>
      <text:p text:style-name="Standard"><text:span text:style-name="Strong_20_Emphasis">bash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>curl -H "Authorization: Bearer your-access-token" http://localhost:8000/api/accounts/profile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7T18:24:17.065044473</meta:creation-date>
    <dc:date>2025-07-27T18:46:04.019809213</dc:date>
    <meta:editing-duration>PT11M31S</meta:editing-duration>
    <meta:editing-cycles>1</meta:editing-cycles>
    <meta:document-statistic meta:table-count="0" meta:image-count="0" meta:object-count="0" meta:page-count="1" meta:paragraph-count="8" meta:word-count="44" meta:character-count="489" meta:non-whitespace-character-count="452"/>
    <meta:generator>LibreOffice/25.2.5.2$Linux_X86_64 LibreOffice_project/fb4792146257752f54eab576deb869869b108571</meta:generator>
  </office:meta>
</office:document-meta>
</file>